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3335E0307CD.png" manifest:media-type="image/png"/>
  <manifest:file-entry manifest:full-path="Pictures/100000010000036800000305FF4300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714" officeooo:paragraph-rsid="0018a714"/>
    </style:style>
    <style:style style:name="P2" style:family="paragraph" style:parent-style-name="Standard">
      <style:text-properties officeooo:rsid="0018a714" officeooo:paragraph-rsid="0018a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ejamento</text:p>
      <text:p text:style-name="P1"><draw:frame draw:style-name="fr1" draw:name="Figura2" text:anchor-type="char" svg:x="13.464cm" svg:y="0.18cm" svg:width="12.607cm" svg:height="11.786cm" draw:z-index="1"><draw:image xlink:href="Pictures/100000010000036C000003335E0307CD.png" xlink:type="simple" xlink:show="embed" xlink:actuate="onLoad" draw:mime-type="image/png"/></draw:frame><draw:frame draw:style-name="fr1" draw:name="Figura1" text:anchor-type="char" svg:x="0.148cm" svg:y="0.291cm" svg:width="13.19cm" svg:height="11.693cm" draw:z-index="0"><draw:image xlink:href="Pictures/100000010000036800000305FF4300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23:24:04.225000000</meta:creation-date>
    <dc:date>2024-06-27T18:55:18.309000000</dc:date>
    <meta:editing-duration>PT12M18S</meta:editing-duration>
    <meta:editing-cycles>2</meta:editing-cycles>
    <meta:generator>LibreOffice/24.2.3.2$Windows_X86_64 LibreOffice_project/433d9c2ded56988e8a90e6b2e771ee4e6a5ab2ba</meta:generator>
    <meta:document-statistic meta:table-count="0" meta:image-count="2" meta:object-count="0" meta:page-count="1" meta:paragraph-count="1" meta:word-count="1" meta:character-count="12" meta:non-whitespace-character-count="12"/>
  </office:meta>
</office:document-meta>
</file>